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text-properties officeooo:rsid="017164fb" officeooo:paragraph-rsid="018cb5c3"/>
    </style:style>
    <style:style style:name="P4" style:family="paragraph" style:parent-style-name="Text_20_body">
      <style:text-properties fo:font-weight="normal" officeooo:rsid="0198c0bc" officeooo:paragraph-rsid="0193b815" style:font-weight-asian="normal" style:font-weight-complex="normal"/>
    </style:style>
    <style:style style:name="P5" style:family="paragraph" style:parent-style-name="Text_20_body">
      <style:text-properties fo:font-weight="normal" officeooo:rsid="01d7d371" officeooo:paragraph-rsid="01cda2d9" style:font-weight-asian="normal" style:font-weight-complex="normal"/>
    </style:style>
    <style:style style:name="P6" style:family="paragraph" style:parent-style-name="Text_20_body">
      <style:text-properties fo:font-weight="bold" officeooo:rsid="01906aa2" officeooo:paragraph-rsid="01b3f575" style:font-weight-asian="bold" style:font-weight-complex="bold"/>
    </style:style>
    <style:style style:name="P7" style:family="paragraph" style:parent-style-name="Text_20_body">
      <style:text-properties fo:font-weight="bold" officeooo:rsid="019bc3d3" officeooo:paragraph-rsid="01dafadc" style:font-weight-asian="bold" style:font-weight-complex="bold"/>
    </style:style>
    <style:style style:name="P8" style:family="paragraph" style:parent-style-name="Title">
      <style:text-properties officeooo:rsid="016da5a1" officeooo:paragraph-rsid="016da5a1"/>
    </style:style>
    <style:style style:name="P9" style:family="paragraph" style:parent-style-name="Author">
      <style:text-properties officeooo:rsid="00bb700a" officeooo:paragraph-rsid="016da5a1"/>
    </style:style>
    <style:style style:name="P10" style:family="paragraph" style:parent-style-name="Heading_20_1">
      <style:text-properties officeooo:paragraph-rsid="016da5a1"/>
    </style:style>
    <style:style style:name="P11" style:family="paragraph" style:parent-style-name="Heading_20_1">
      <style:text-properties officeooo:rsid="016b4da7" officeooo:paragraph-rsid="016f2abf"/>
    </style:style>
    <style:style style:name="P12"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officeooo:rsid="017196e3"/>
    </style:style>
    <style:style style:name="T5" style:family="text">
      <style:text-properties fo:font-weight="normal" style:font-weight-asian="normal" style:font-weight-complex="normal"/>
    </style:style>
    <style:style style:name="T6" style:family="text">
      <style:text-properties fo:font-weight="normal" officeooo:rsid="01921e12" style:font-weight-asian="normal" style:font-weight-complex="normal"/>
    </style:style>
    <style:style style:name="T7" style:family="text">
      <style:text-properties fo:font-weight="normal" officeooo:rsid="019292ce" style:font-weight-asian="normal" style:font-weight-complex="normal"/>
    </style:style>
    <style:style style:name="T8" style:family="text">
      <style:text-properties fo:font-weight="normal" officeooo:rsid="01932785" style:font-weight-asian="normal" style:font-weight-complex="normal"/>
    </style:style>
    <style:style style:name="T9" style:family="text">
      <style:text-properties fo:font-weight="normal" officeooo:rsid="0193b815" style:font-weight-asian="normal" style:font-weight-complex="normal"/>
    </style:style>
    <style:style style:name="T10" style:family="text">
      <style:text-properties fo:font-weight="normal" officeooo:rsid="01948d3e" style:font-weight-asian="normal" style:font-weight-complex="normal"/>
    </style:style>
    <style:style style:name="T11" style:family="text">
      <style:text-properties fo:font-weight="normal" officeooo:rsid="0194de8d" style:font-weight-asian="normal" style:font-weight-complex="normal"/>
    </style:style>
    <style:style style:name="T12" style:family="text">
      <style:text-properties fo:font-weight="normal" officeooo:rsid="019563de" style:font-weight-asian="normal" style:font-weight-complex="normal"/>
    </style:style>
    <style:style style:name="T13" style:family="text">
      <style:text-properties fo:font-weight="normal" officeooo:rsid="019707e9" style:font-weight-asian="normal" style:font-weight-complex="normal"/>
    </style:style>
    <style:style style:name="T14" style:family="text">
      <style:text-properties fo:font-weight="normal" officeooo:rsid="0198c0bc" style:font-weight-asian="normal" style:font-weight-complex="normal"/>
    </style:style>
    <style:style style:name="T15" style:family="text">
      <style:text-properties fo:font-weight="normal" officeooo:rsid="019a826f" style:font-weight-asian="normal" style:font-weight-complex="normal"/>
    </style:style>
    <style:style style:name="T16" style:family="text">
      <style:text-properties fo:font-weight="normal" officeooo:rsid="019dbeaf" style:font-weight-asian="normal" style:font-weight-complex="normal"/>
    </style:style>
    <style:style style:name="T17" style:family="text">
      <style:text-properties fo:font-weight="normal" officeooo:rsid="019f870c" style:font-weight-asian="normal" style:font-weight-complex="normal"/>
    </style:style>
    <style:style style:name="T18" style:family="text">
      <style:text-properties fo:font-weight="normal" officeooo:rsid="01a212b1" style:font-weight-asian="normal" style:font-weight-complex="normal"/>
    </style:style>
    <style:style style:name="T19" style:family="text">
      <style:text-properties fo:font-weight="normal" officeooo:rsid="01a3d5f4" style:font-weight-asian="normal" style:font-weight-complex="normal"/>
    </style:style>
    <style:style style:name="T20" style:family="text">
      <style:text-properties fo:font-weight="normal" officeooo:rsid="01a5658b" style:font-weight-asian="normal" style:font-weight-complex="normal"/>
    </style:style>
    <style:style style:name="T21" style:family="text">
      <style:text-properties fo:font-weight="normal" officeooo:rsid="01a7bd02" style:font-weight-asian="normal" style:font-weight-complex="normal"/>
    </style:style>
    <style:style style:name="T22" style:family="text">
      <style:text-properties fo:font-weight="normal" officeooo:rsid="01aaeb5b" style:font-weight-asian="normal" style:font-weight-complex="normal"/>
    </style:style>
    <style:style style:name="T23" style:family="text">
      <style:text-properties fo:font-weight="normal" officeooo:rsid="01ad521b" style:font-weight-asian="normal" style:font-weight-complex="normal"/>
    </style:style>
    <style:style style:name="T24" style:family="text">
      <style:text-properties fo:font-weight="normal" officeooo:rsid="01aee80f" style:font-weight-asian="normal" style:font-weight-complex="normal"/>
    </style:style>
    <style:style style:name="T25" style:family="text">
      <style:text-properties fo:font-weight="normal" officeooo:rsid="01b06b39" style:font-weight-asian="normal" style:font-weight-complex="normal"/>
    </style:style>
    <style:style style:name="T26" style:family="text">
      <style:text-properties fo:font-weight="normal" officeooo:rsid="01b0b03d" style:font-weight-asian="normal" style:font-weight-complex="normal"/>
    </style:style>
    <style:style style:name="T27" style:family="text">
      <style:text-properties fo:font-weight="normal" officeooo:rsid="01b3f575" style:font-weight-asian="normal" style:font-weight-complex="normal"/>
    </style:style>
    <style:style style:name="T28" style:family="text">
      <style:text-properties fo:font-weight="normal" officeooo:rsid="01b555a0" style:font-weight-asian="normal" style:font-weight-complex="normal"/>
    </style:style>
    <style:style style:name="T29" style:family="text">
      <style:text-properties fo:font-weight="normal" officeooo:rsid="01b7166b" style:font-weight-asian="normal" style:font-weight-complex="normal"/>
    </style:style>
    <style:style style:name="T30" style:family="text">
      <style:text-properties fo:font-weight="normal" officeooo:rsid="01b81872" style:font-weight-asian="normal" style:font-weight-complex="normal"/>
    </style:style>
    <style:style style:name="T31" style:family="text">
      <style:text-properties fo:font-weight="normal" officeooo:rsid="01b8f183" style:font-weight-asian="normal" style:font-weight-complex="normal"/>
    </style:style>
    <style:style style:name="T32" style:family="text">
      <style:text-properties fo:font-weight="normal" officeooo:rsid="01ba40e9" style:font-weight-asian="normal" style:font-weight-complex="normal"/>
    </style:style>
    <style:style style:name="T33" style:family="text">
      <style:text-properties fo:font-weight="normal" officeooo:rsid="01bc7a72" style:font-weight-asian="normal" style:font-weight-complex="normal"/>
    </style:style>
    <style:style style:name="T34" style:family="text">
      <style:text-properties fo:font-weight="normal" officeooo:rsid="01bddb49" style:font-weight-asian="normal" style:font-weight-complex="normal"/>
    </style:style>
    <style:style style:name="T35" style:family="text">
      <style:text-properties fo:font-weight="normal" officeooo:rsid="01bf4ea3" style:font-weight-asian="normal" style:font-weight-complex="normal"/>
    </style:style>
    <style:style style:name="T36" style:family="text">
      <style:text-properties fo:font-weight="normal" officeooo:rsid="01bfca51" style:font-weight-asian="normal" style:font-weight-complex="normal"/>
    </style:style>
    <style:style style:name="T37" style:family="text">
      <style:text-properties fo:font-weight="normal" officeooo:rsid="01c0e2ed" style:font-weight-asian="normal" style:font-weight-complex="normal"/>
    </style:style>
    <style:style style:name="T38" style:family="text">
      <style:text-properties fo:font-weight="normal" officeooo:rsid="01c2104f" style:font-weight-asian="normal" style:font-weight-complex="normal"/>
    </style:style>
    <style:style style:name="T39" style:family="text">
      <style:text-properties fo:font-weight="normal" officeooo:rsid="01c4d8a2" style:font-weight-asian="normal" style:font-weight-complex="normal"/>
    </style:style>
    <style:style style:name="T40" style:family="text">
      <style:text-properties fo:font-weight="normal" officeooo:rsid="01c5dd73" style:font-weight-asian="normal" style:font-weight-complex="normal"/>
    </style:style>
    <style:style style:name="T41" style:family="text">
      <style:text-properties fo:font-weight="normal" officeooo:rsid="01c6d275" style:font-weight-asian="normal" style:font-weight-complex="normal"/>
    </style:style>
    <style:style style:name="T42" style:family="text">
      <style:text-properties fo:font-weight="normal" officeooo:rsid="01c7eaae" style:font-weight-asian="normal" style:font-weight-complex="normal"/>
    </style:style>
    <style:style style:name="T43" style:family="text">
      <style:text-properties fo:font-weight="normal" officeooo:rsid="01c943a9" style:font-weight-asian="normal" style:font-weight-complex="normal"/>
    </style:style>
    <style:style style:name="T44" style:family="text">
      <style:text-properties fo:font-weight="normal" officeooo:rsid="01cb2142" style:font-weight-asian="normal" style:font-weight-complex="normal"/>
    </style:style>
    <style:style style:name="T45" style:family="text">
      <style:text-properties fo:font-weight="normal" officeooo:rsid="01cc0725" style:font-weight-asian="normal" style:font-weight-complex="normal"/>
    </style:style>
    <style:style style:name="T46" style:family="text">
      <style:text-properties fo:font-weight="normal" officeooo:rsid="01cda2d9" style:font-weight-asian="normal" style:font-weight-complex="normal"/>
    </style:style>
    <style:style style:name="T47" style:family="text">
      <style:text-properties fo:font-weight="normal" officeooo:rsid="01cf89e4" style:font-weight-asian="normal" style:font-weight-complex="normal"/>
    </style:style>
    <style:style style:name="T48" style:family="text">
      <style:text-properties fo:font-weight="normal" officeooo:rsid="01d08366" style:font-weight-asian="normal" style:font-weight-complex="normal"/>
    </style:style>
    <style:style style:name="T49" style:family="text">
      <style:text-properties fo:font-weight="normal" officeooo:rsid="01d202a3" style:font-weight-asian="normal" style:font-weight-complex="normal"/>
    </style:style>
    <style:style style:name="T50" style:family="text">
      <style:text-properties fo:font-weight="normal" officeooo:rsid="01d2af85" style:font-weight-asian="normal" style:font-weight-complex="normal"/>
    </style:style>
    <style:style style:name="T51" style:family="text">
      <style:text-properties fo:font-weight="normal" officeooo:rsid="01d43058" style:font-weight-asian="normal" style:font-weight-complex="normal"/>
    </style:style>
    <style:style style:name="T52" style:family="text">
      <style:text-properties fo:font-weight="normal" officeooo:rsid="01d8f6ee" style:font-weight-asian="normal" style:font-weight-complex="normal"/>
    </style:style>
    <style:style style:name="T53" style:family="text">
      <style:text-properties fo:font-weight="normal" officeooo:rsid="01dafadc" style:font-weight-asian="normal" style:font-weight-complex="normal"/>
    </style:style>
    <style:style style:name="T54" style:family="text">
      <style:text-properties fo:font-weight="normal" officeooo:rsid="01dcf364" style:font-weight-asian="normal" style:font-weight-complex="normal"/>
    </style:style>
    <style:style style:name="T55" style:family="text">
      <style:text-properties fo:font-weight="normal" officeooo:rsid="01dd18f7" style:font-weight-asian="normal" style:font-weight-complex="normal"/>
    </style:style>
    <style:style style:name="T56" style:family="text">
      <style:text-properties fo:font-weight="normal" officeooo:rsid="01e070f0" style:font-weight-asian="normal" style:font-weight-complex="normal"/>
    </style:style>
    <style:style style:name="T57" style:family="text">
      <style:text-properties fo:font-weight="normal" officeooo:rsid="01e1d9ec" style:font-weight-asian="normal" style:font-weight-complex="normal"/>
    </style:style>
    <style:style style:name="T58" style:family="text">
      <style:text-properties fo:font-weight="normal" officeooo:rsid="01e32261" style:font-weight-asian="normal" style:font-weight-complex="normal"/>
    </style:style>
    <style:style style:name="T59" style:family="text">
      <style:text-properties fo:font-weight="normal" officeooo:rsid="01e4a753" style:font-weight-asian="normal" style:font-weight-complex="normal"/>
    </style:style>
    <style:style style:name="T60" style:family="text">
      <style:text-properties fo:font-weight="normal" officeooo:rsid="01e4cfc5" style:font-weight-asian="normal" style:font-weight-complex="normal"/>
    </style:style>
    <style:style style:name="T61" style:family="text">
      <style:text-properties fo:font-weight="normal" officeooo:rsid="01e5af34"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Obraz4" text:anchor-type="paragraph" svg:x="14.944cm" svg:y="-0.289cm" svg:width="2cm" svg:height="1.55cm" draw:z-index="0"><draw:image xlink:href="../../logotypes/1.svg" xlink:type="simple" xlink:show="embed" xlink:actuate="onLoad"/></draw:frame>Ideas and Observations<text:line-break/><text:span text:style-name="T2">Foundations for a versatile filesystem</text:span></text:p>
      <text:p text:style-name="P9">Arkadiusz Bulski</text:p>
      <text:h text:style-name="P10"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11" text:outline-level="1">Introduction</text:h>
      <text:p text:style-name="P3">When reading scientific papers that describe historical filesystem designs from the golden times of Unix development, one might come to a conclusion that <text:span text:style-name="T4">evolution of filesystem designs was very incremental in nature and much effort was put into not making too many dramatical changes at any one time. Well known example would be a paper by </text:span><text:a xlink:type="simple" xlink:href="http://citeseerx.ist.psu.edu/viewdoc/summary?doi=10.1.1.114.9535"><text:span text:style-name="T4">McKusick et al, “A Fast File System for UNIX”</text:span></text:a><text:span text:style-name="T4"> where they mention increasing block size from 512 to 1024 bytes that lead to doubling of throughput from 2% to 4% of disk maximum performance. They conclude from this fact that increasing block size is a good method of increasing performance. Eventually they achieved 47% performance but it was a result of several modifications, including new allocation policies. One might be tempted to conjecture that achieving maximum performance might just as well require a complete overhaul of the entire design. Proposed filesystem is based exactly on this assumption: attempt radical changes to design. </text:span></text:p>
      <text:h text:style-name="P12" text:outline-level="1">New ideas</text:h>
      <text:p text:style-name="P6">B-trees are not efficient. <text:span text:style-name="T5">We can see a drift within filesystem design towards using both modified in-place and copy-on-write B-trees. </text:span><text:span text:style-name="T6">This trend might be easily explained by common expectation that filesystems will be able to handle billions of files, that </text:span><text:span text:style-name="T9">they</text:span><text:span text:style-name="T6"> will be able to scale. Today popular filesystems explicitly advertise their ability to scale </text:span><text:span text:style-name="T9">among main points why to choose them over the competition</text:span><text:span text:style-name="T6">. </text:span><text:span text:style-name="T7">B-trees are a good approach if we expect huge amounts of keys to be stored. B-trees scale asymptotically with logarithmic complexity </text:span><text:span text:style-name="T8">which means even billions of entries can be stored with only a few disk accesses </text:span><text:span text:style-name="T9">needed to reach </text:span><text:span text:style-name="T8">any given entry. This asymptotic behavior seems to have mislead many designers. It would be justified to use B-trees if we expected billions and billions of files to be stored, but that </text:span><text:span text:style-name="T9">may be</text:span><text:span text:style-name="T8"> a false assumption. Everyday experience suggests that </text:span><text:span text:style-name="T13">most</text:span><text:span text:style-name="T8"> computers hold something on the order of 100'000 files. </text:span><text:span text:style-name="T12">Even a</text:span><text:span text:style-name="T10"> million entries can definitely be stored more efficiently by other means. Perhaps a sorted array or similar data structure would be adequate, being loaded </text:span><text:span text:style-name="T11">as a whole </text:span><text:span text:style-name="T10">and </text:span><text:span text:style-name="T11">kept in memory </text:span><text:span text:style-name="T27">for </text:span><text:span text:style-name="T52">entire</text:span><text:span text:style-name="T27"> time</text:span><text:span text:style-name="T11">, </text:span><text:span text:style-name="T27">getting us </text:span><text:span text:style-name="T15">from few to </text:span><text:span text:style-name="T52">perhaps </text:span><text:span text:style-name="T15">zero disk accesses per </text:span><text:soft-page-break/><text:span text:style-name="T15">entry access. </text:span><text:span text:style-name="T14">This approach would be more efficient in most instances, and if better scalability was required </text:span><text:span text:style-name="T28">as more files were added </text:span><text:span text:style-name="T14">then an immediate transition to B-trees could be easily facilitated at any point in time. </text:span></text:p>
      <text:p text:style-name="P4"/>
      <text:p text:style-name="P7">Inodes are not efficient<text:span text:style-name="T5">. </text:span><text:span text:style-name="T16">Since </text:span><text:span text:style-name="T17">the </text:span><text:span text:style-name="T16">early days, filesystems were designed </text:span><text:span text:style-name="T18">under a principle </text:span><text:span text:style-name="T16">that data structures </text:span><text:span text:style-name="T17">have to be broken down into fixed size blocks</text:span><text:span text:style-name="T18">. </text:span><text:span text:style-name="T19">This seems to have been due to the fact that hard disks require read and write operations to be carried out on 512 byte long, discrete blocks of data. Furthermore hard disks guarantee that any given block is written </text:span><text:span text:style-name="T20">atomically</text:span><text:span text:style-name="T19">. For a long time filesystems depended </text:span><text:span text:style-name="T20">on this feature to ensure ongoing consistency. </text:span><text:span text:style-name="T53">Today checksums are becoming the mainstream means of ensuring consistency but in the old days available computational power was not enough to support this approach. Tables in McKusick's paper show computational power was a bottleneck already. </text:span><text:span text:style-name="T54">Let us get back to data structures. </text:span><text:span text:style-name="T21">To fully describe a single file, we need </text:span><text:span text:style-name="T54">an amount of data that takes space of several blocks</text:span><text:span text:style-name="T22">. </text:span><text:span text:style-name="T23">One main block </text:span><text:span text:style-name="T55">(</text:span><text:span text:style-name="T23">called inode</text:span><text:span text:style-name="T55">)</text:span><text:span text:style-name="T23"> would hold most important data, several blocks would point to locations where actual content is being kept, some blocks would keep directory entries in a grouped linked list, and so on. For a large 1GB file for example, at least 128 blocks would be needed. </text:span><text:span text:style-name="T24">Certain operations </text:span><text:span text:style-name="T26">such as copying file or browsing directory </text:span><text:span text:style-name="T24">would necessarily </text:span><text:span text:style-name="T25">require all metadata blocks to be read. </text:span><text:span text:style-name="T29">Consider now </text:span><text:span text:style-name="T58">a range of possibilities, where </text:span><text:span text:style-name="T29">all metadata blocks </text:span><text:span text:style-name="T58">are</text:span><text:span text:style-name="T29"> either allocated in one continuous </text:span><text:span text:style-name="T30">range </text:span><text:span text:style-name="T42">(called an extent), </text:span><text:span text:style-name="T59">are divided into subsets,</text:span><text:span text:style-name="T42"> </text:span><text:span text:style-name="T30">or </text:span><text:span text:style-name="T58">are </text:span><text:span text:style-name="T30">spread into </text:span><text:span text:style-name="T59">individual </text:span><text:span text:style-name="T30">blocks. </text:span><text:span text:style-name="T59">Last</text:span><text:span text:style-name="T31"> </text:span><text:span text:style-name="T59">approach </text:span><text:span text:style-name="T31">is </text:span><text:span text:style-name="T59">prevalent in </text:span><text:span text:style-name="T31">modern designs. This approach is efficient with respect to changing metadata, as changing any one detail </text:span><text:span text:style-name="T32">at once should require </text:span><text:span text:style-name="T31">only one block to be overwritten, </text:span><text:span text:style-name="T32">but it is not efficient with respect to </text:span><text:span text:style-name="T49">subsequent </text:span><text:span text:style-name="T32">reading. </text:span><text:span text:style-name="T33">It could be argued that first approach, where all metadata is always loaded and stored in one extent, is necessarily better in every possible usage scenario. </text:span><text:span text:style-name="T34">To show that, we need to recognize that magnetic hard disks have quite disproportionate performance characteristics. </text:span><text:span text:style-name="T36">Flash based disks are precluded </text:span><text:span text:style-name="T37">due to reasons explained elsewhere. </text:span><text:span text:style-name="T36">Representative</text:span><text:span text:style-name="T34"> hard disk is capable of ~120 MB/s of sustained throughput and ~10 ms seek time to random location. </text:span><text:span text:style-name="T35">Quick calculation shows that reading or writing an extent smaller than 1.2 MB is faster than literally one seek, on average. </text:span><text:span text:style-name="T38">This observation </text:span><text:span text:style-name="T57">may </text:span><text:span text:style-name="T38">seem counter intuitive. Filesystem design</text:span><text:span text:style-name="T60">s</text:span><text:span text:style-name="T38"> seem to be </text:span><text:span text:style-name="T60">based </text:span><text:span text:style-name="T38">on </text:span><text:span text:style-name="T56">the</text:span><text:span text:style-name="T38"> assumption that data needs to </text:span><text:span text:style-name="T39">be </text:span><text:span text:style-name="T38">processed in smallest chunks possible and only way to go is process as small amount of them. It seems </text:span><text:span text:style-name="T60">that </text:span><text:span text:style-name="T38">processing bigger chunks </text:span><text:span text:style-name="T43">instead </text:span><text:span text:style-name="T60">never gained traction</text:span><text:span text:style-name="T38">. </text:span><text:span text:style-name="T39">Intuitively, processing bigger chunks </text:span><text:span text:style-name="T61">could make </text:span><text:span text:style-name="T39">sense because in long term perspective, </text:span><text:span text:style-name="T40">processing bigger chunks saves much time (related to latency) at the cost of less time (related to throughput), only that time is shaved off a future operation. </text:span><text:span text:style-name="T41">Going back to processing metadata of any given file. If we need to read or change only one detail, then </text:span><text:span text:style-name="T44">extent approach is better due to reasons described </text:span><text:span text:style-name="T46">above</text:span><text:span text:style-name="T44"> as long as extent is smaller than 1.2 MB, which for all practical purposes can fit metadata of any file. If we need to read o</text:span><text:span text:style-name="T45">r</text:span><text:span text:style-name="T44"> change </text:span><text:span text:style-name="T46">more </text:span><text:span text:style-name="T47">details</text:span><text:span text:style-name="T46">, then </text:span><text:span text:style-name="T47">extent approach is even better </text:span><text:span text:style-name="T48">in comparison. Splitting the extent </text:span><text:span text:style-name="T51">could </text:span><text:span text:style-name="T50">only </text:span><text:span text:style-name="T51">save throughput time by </text:span><text:span text:style-name="T48">caus</text:span><text:span text:style-name="T51">ing</text:span><text:span text:style-name="T48"> additional seeks but we already established that processing the entire extent takes less than one seek.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8-14T20:32:33.849309892">2015-08-14</text:date></text:span><text:span text:style-name="MT1"><text:tab/>Page </text:span><text:span text:style-name="MT1"><text:page-number text:select-page="current">2</text:page-number></text:span><text:span text:style-name="MT1"> of </text:span><text:span text:style-name="MT1"><text:page-count>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T11H15M42S</meta:editing-duration>
    <meta:editing-cycles>114</meta:editing-cycles>
    <meta:generator>LibreOffice/4.2.8.2$Linux_X86_64 LibreOffice_project/420m0$Build-2</meta:generator>
    <dc:date>2015-08-14T20:32:33.583578879</dc:date>
    <meta:document-statistic meta:table-count="0" meta:image-count="1" meta:object-count="0" meta:page-count="2" meta:paragraph-count="10" meta:word-count="1014" meta:character-count="6239" meta:non-whitespace-character-count="5230"/>
  </office:meta>
</office:document-meta>
</file>